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DejaVu Sans Mono" svg:font-family="'DejaVu Sans Mono'" style:font-family-generic="modern" style:font-pitch="fixed"/>
    <style:font-face style:name="URW Chancery L" svg:font-family="'URW Chancery L'" style:font-pitch="variable"/>
    <style:font-face style:name="URW Palladio L" svg:font-family="'URW Palladio L'" style:font-pitch="variable"/>
    <style:font-face style:name="DejaVu Serif" svg:font-family="'DejaVu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text-properties style:font-name="URW Chancery L"/>
    </style:style>
    <style:style style:name="P2" style:family="paragraph" style:parent-style-name="Standard">
      <style:paragraph-properties fo:text-align="justify" style:justify-single-word="false"/>
      <style:text-properties style:font-name="DejaVu Serif" fo:font-size="10.5pt" officeooo:paragraph-rsid="0022508d" style:font-size-asian="10.5pt" style:font-size-complex="10.5pt"/>
    </style:style>
    <style:style style:name="P3" style:family="paragraph" style:parent-style-name="Standard">
      <style:paragraph-properties fo:text-align="justify" style:justify-single-word="false"/>
      <style:text-properties style:font-name="DejaVu Serif" fo:font-size="10.5pt" officeooo:paragraph-rsid="002aa34b" style:font-size-asian="10.5pt" style:font-size-complex="10.5pt"/>
    </style:style>
    <style:style style:name="P4" style:family="paragraph" style:parent-style-name="Standard">
      <style:paragraph-properties fo:text-align="justify" style:justify-single-word="false"/>
      <style:text-properties style:font-name="DejaVu Serif" fo:font-size="10.5pt" officeooo:rsid="0010a5e5" officeooo:paragraph-rsid="0010a5e5" style:font-size-asian="10.5pt" style:font-size-complex="10.5pt"/>
    </style:style>
    <style:style style:name="P5" style:family="paragraph" style:parent-style-name="Standard">
      <style:paragraph-properties fo:text-align="justify" style:justify-single-word="false"/>
      <style:text-properties style:font-name="DejaVu Serif" officeooo:rsid="0010a5e5" officeooo:paragraph-rsid="0010a5e5"/>
    </style:style>
    <style:style style:name="P6" style:family="paragraph" style:parent-style-name="Standard">
      <style:paragraph-properties fo:text-align="justify" style:justify-single-word="false"/>
      <style:text-properties style:font-name="DejaVu Serif" fo:font-size="12pt" officeooo:rsid="0010a5e5" officeooo:paragraph-rsid="0010a5e5" style:font-size-asian="12pt" style:font-size-complex="12pt"/>
    </style:style>
    <style:style style:name="P7" style:family="paragraph" style:parent-style-name="Standard">
      <style:paragraph-properties fo:text-align="justify" style:justify-single-word="false"/>
      <style:text-properties style:font-name="URW Palladio L" fo:font-size="10.5pt" officeooo:paragraph-rsid="0010a5e5" style:font-size-asian="10.5pt" style:font-size-complex="10.5pt"/>
    </style:style>
    <style:style style:name="P8" style:family="paragraph" style:parent-style-name="Standard">
      <style:paragraph-properties fo:text-align="justify" style:justify-single-word="false"/>
      <style:text-properties style:font-name="URW Palladio L" fo:font-size="10.5pt" officeooo:paragraph-rsid="003e44a3" style:font-size-asian="10.5pt" style:font-size-complex="10.5pt"/>
    </style:style>
    <style:style style:name="P9" style:family="paragraph" style:parent-style-name="Standard">
      <style:paragraph-properties fo:text-align="justify" style:justify-single-word="false"/>
      <style:text-properties style:font-name="URW Palladio L" fo:font-size="10.5pt" officeooo:paragraph-rsid="00369058" style:font-size-asian="10.5pt" style:font-size-complex="10.5pt"/>
    </style:style>
    <style:style style:name="P10" style:family="paragraph" style:parent-style-name="Standard">
      <style:paragraph-properties fo:text-align="justify" style:justify-single-word="false"/>
      <style:text-properties style:font-name="URW Palladio L" fo:font-size="10.5pt" officeooo:rsid="0010a5e5" officeooo:paragraph-rsid="0010a5e5" style:font-size-asian="10.5pt" style:font-size-complex="10.5pt"/>
    </style:style>
    <style:style style:name="P11" style:family="paragraph" style:parent-style-name="Standard">
      <style:paragraph-properties fo:text-align="justify" style:justify-single-word="false"/>
      <style:text-properties style:font-name="URW Palladio L" fo:font-size="10.5pt" officeooo:rsid="0010a5e5" officeooo:paragraph-rsid="0038dc36" style:font-size-asian="10.5pt" style:font-size-complex="10.5pt"/>
    </style:style>
    <style:style style:name="P12" style:family="paragraph" style:parent-style-name="Standard">
      <style:paragraph-properties fo:text-align="justify" style:justify-single-word="false"/>
      <style:text-properties style:font-name="URW Palladio L" fo:font-size="10.5pt" officeooo:rsid="0010a5e5" officeooo:paragraph-rsid="003e44a3" style:font-size-asian="10.5pt" style:font-size-complex="10.5pt"/>
    </style:style>
    <style:style style:name="P13" style:family="paragraph" style:parent-style-name="Standard">
      <style:paragraph-properties fo:text-align="justify" style:justify-single-word="false"/>
      <style:text-properties style:font-name="URW Palladio L" fo:font-size="16pt" officeooo:rsid="0010a5e5" officeooo:paragraph-rsid="0010a5e5" style:font-size-asian="16pt" style:font-size-complex="16pt"/>
    </style:style>
    <style:style style:name="P14" style:family="paragraph" style:parent-style-name="Standard">
      <style:paragraph-properties fo:text-align="justify" style:justify-single-word="false"/>
      <style:text-properties style:font-name="URW Palladio L" fo:font-size="16pt" officeooo:rsid="0010a5e5" officeooo:paragraph-rsid="0038dc36" style:font-size-asian="16pt" style:font-size-complex="16pt"/>
    </style:style>
    <style:style style:name="P15" style:family="paragraph" style:parent-style-name="Standard">
      <style:paragraph-properties fo:text-align="justify" style:justify-single-word="false"/>
      <style:text-properties style:font-name="URW Palladio L" fo:font-size="16pt" officeooo:paragraph-rsid="0010a5e5" style:font-size-asian="16pt" style:font-size-complex="16pt"/>
    </style:style>
    <style:style style:name="P16" style:family="paragraph" style:parent-style-name="Standard">
      <style:paragraph-properties fo:text-align="justify" style:justify-single-word="false"/>
      <style:text-properties style:font-name="URW Palladio L"/>
    </style:style>
    <style:style style:name="P17" style:family="paragraph" style:parent-style-name="Standard">
      <style:paragraph-properties fo:text-align="justify" style:justify-single-word="false"/>
      <style:text-properties style:font-name="URW Palladio L" fo:font-size="12pt" officeooo:paragraph-rsid="0010a5e5" style:font-size-asian="12pt" style:font-size-complex="12pt"/>
    </style:style>
    <style:style style:name="P18" style:family="paragraph" style:parent-style-name="Standard">
      <style:paragraph-properties fo:text-align="justify" style:justify-single-word="false"/>
      <style:text-properties style:font-name="URW Palladio L" fo:font-size="12pt" officeooo:paragraph-rsid="0016f481" style:font-size-asian="12pt" style:font-size-complex="12pt"/>
    </style:style>
    <style:style style:name="P19" style:family="paragraph" style:parent-style-name="Standard">
      <style:paragraph-properties fo:text-align="justify" style:justify-single-word="false"/>
      <style:text-properties style:font-name="URW Palladio L" fo:font-size="12pt" officeooo:paragraph-rsid="0034ada3" style:font-size-asian="12pt" style:font-size-complex="12pt"/>
    </style:style>
    <style:style style:name="P20" style:family="paragraph" style:parent-style-name="Standard">
      <style:paragraph-properties fo:text-align="justify" style:justify-single-word="false"/>
      <style:text-properties style:font-name="URW Palladio L" fo:font-size="12pt" officeooo:paragraph-rsid="0038dc36" style:font-size-asian="12pt" style:font-size-complex="12pt"/>
    </style:style>
    <style:style style:name="P21" style:family="paragraph" style:parent-style-name="Standard">
      <style:paragraph-properties fo:text-align="center" style:justify-single-word="false"/>
      <style:text-properties style:font-name="URW Palladio L" fo:font-size="12pt" officeooo:rsid="0010a5e5" officeooo:paragraph-rsid="0010a5e5" style:font-size-asian="12pt" style:font-size-complex="12pt"/>
    </style:style>
    <style:style style:name="P22" style:family="paragraph" style:parent-style-name="Standard">
      <style:paragraph-properties fo:text-align="justify" style:justify-single-word="false"/>
      <style:text-properties style:font-name="URW Palladio L" fo:font-size="12pt" officeooo:rsid="0010a5e5" officeooo:paragraph-rsid="0010a5e5" style:font-size-asian="12pt" style:font-size-complex="12pt"/>
    </style:style>
    <style:style style:name="P23" style:family="paragraph" style:parent-style-name="Standard">
      <style:paragraph-properties fo:text-align="justify" style:justify-single-word="false"/>
      <style:text-properties style:font-name="URW Palladio L" fo:font-size="12pt" officeooo:rsid="0010a5e5" officeooo:paragraph-rsid="002aa34b" style:font-size-asian="12pt" style:font-size-complex="12pt"/>
    </style:style>
    <style:style style:name="P24" style:family="paragraph" style:parent-style-name="Standard">
      <style:paragraph-properties fo:text-align="justify" style:justify-single-word="false"/>
      <style:text-properties style:font-name="URW Palladio L" fo:font-size="12pt" officeooo:rsid="0038dc36" officeooo:paragraph-rsid="0038dc36" style:font-size-asian="12pt" style:font-size-complex="12pt"/>
    </style:style>
    <style:style style:name="P25" style:family="paragraph" style:parent-style-name="Standard">
      <style:paragraph-properties fo:text-align="justify" style:justify-single-word="false"/>
      <style:text-properties style:font-name="URW Palladio L" fo:font-size="12pt" fo:font-style="italic" officeooo:paragraph-rsid="0016f481" style:font-size-asian="12pt" style:font-style-asian="italic" style:font-size-complex="12pt" style:font-style-complex="italic"/>
    </style:style>
    <style:style style:name="P26" style:family="paragraph" style:parent-style-name="Standard">
      <style:paragraph-properties fo:text-align="justify" style:justify-single-word="false"/>
      <style:text-properties style:font-name="URW Palladio L" fo:font-size="12pt" fo:font-style="italic" officeooo:paragraph-rsid="0010a5e5" style:font-size-asian="12pt" style:font-style-asian="italic" style:font-size-complex="12pt" style:font-style-complex="italic"/>
    </style:style>
    <style:style style:name="P27" style:family="paragraph" style:parent-style-name="Standard">
      <style:paragraph-properties fo:text-align="center" style:justify-single-word="false"/>
      <style:text-properties style:font-name="URW Palladio L" fo:font-size="28pt" fo:font-weight="bold" officeooo:rsid="0010a5e5" officeooo:paragraph-rsid="00115c71" style:font-size-asian="28pt" style:font-weight-asian="bold" style:font-size-complex="28pt" style:font-weight-complex="bold"/>
    </style:style>
    <style:style style:name="P28" style:family="paragraph" style:parent-style-name="Standard">
      <style:paragraph-properties fo:text-align="justify" style:justify-single-word="false"/>
      <style:text-properties style:font-name="DejaVu Sans Mono" officeooo:rsid="0010a5e5" officeooo:paragraph-rsid="0010a5e5"/>
    </style:style>
    <style:style style:name="P29" style:family="paragraph" style:parent-style-name="Standard">
      <style:paragraph-properties fo:text-align="justify" style:justify-single-word="false"/>
      <style:text-properties style:font-name="DejaVu Sans Mono" fo:font-size="12pt" officeooo:rsid="0010a5e5" officeooo:paragraph-rsid="0010a5e5" style:font-size-asian="12pt" style:font-size-complex="12pt"/>
    </style:style>
    <style:style style:name="P30" style:family="paragraph" style:parent-style-name="Standard">
      <style:paragraph-properties fo:margin-left="1.251cm" fo:margin-right="0cm" fo:text-align="justify" style:justify-single-word="false" fo:text-indent="0cm" style:auto-text-indent="false"/>
      <style:text-properties style:font-name="DejaVu Serif" fo:font-size="10.5pt" officeooo:paragraph-rsid="0010a5e5" style:font-size-asian="10.5pt" style:font-size-complex="10.5pt"/>
    </style:style>
    <style:style style:name="P31" style:family="paragraph" style:parent-style-name="Standard">
      <style:paragraph-properties fo:margin-left="1.251cm" fo:margin-right="0cm" fo:text-align="justify" style:justify-single-word="false" fo:text-indent="0cm" style:auto-text-indent="false"/>
      <style:text-properties style:font-name="DejaVu Serif" fo:font-size="10.5pt" officeooo:paragraph-rsid="0038dc36" style:font-size-asian="10.5pt" style:font-size-complex="10.5pt"/>
    </style:style>
    <style:style style:name="P32" style:family="paragraph" style:parent-style-name="Standard">
      <style:paragraph-properties fo:margin-left="1.251cm" fo:margin-right="0cm" fo:text-align="justify" style:justify-single-word="false" fo:text-indent="0cm" style:auto-text-indent="false"/>
      <style:text-properties style:font-name="DejaVu Serif" fo:font-size="10.5pt" officeooo:paragraph-rsid="003c6f24" style:font-size-asian="10.5pt" style:font-size-complex="10.5pt"/>
    </style:style>
    <style:style style:name="P33" style:family="paragraph" style:parent-style-name="Standard">
      <style:paragraph-properties fo:margin-left="1.251cm" fo:margin-right="0cm" fo:text-align="justify" style:justify-single-word="false" fo:text-indent="0cm" style:auto-text-indent="false"/>
      <style:text-properties style:font-name="DejaVu Sans Mono" fo:font-size="10.5pt" officeooo:paragraph-rsid="0010a5e5" style:font-size-asian="10.5pt" style:font-size-complex="10.5pt"/>
    </style:style>
    <style:style style:name="P34" style:family="paragraph" style:parent-style-name="Standard">
      <style:paragraph-properties fo:margin-left="1.251cm" fo:margin-right="0cm" fo:text-align="justify" style:justify-single-word="false" fo:text-indent="0cm" style:auto-text-indent="false"/>
      <style:text-properties style:font-name="DejaVu Sans Mono" fo:font-size="10.5pt" officeooo:rsid="0010a5e5" officeooo:paragraph-rsid="0010a5e5" style:font-size-asian="10.5pt" style:font-size-complex="10.5pt"/>
    </style:style>
    <style:style style:name="P35" style:family="paragraph" style:parent-style-name="Standard">
      <style:paragraph-properties fo:margin-left="1.251cm" fo:margin-right="0cm" fo:text-align="justify" style:justify-single-word="false" fo:text-indent="0cm" style:auto-text-indent="false"/>
      <style:text-properties style:font-name="DejaVu Sans Mono" fo:font-size="10.5pt" officeooo:rsid="003c6f24" officeooo:paragraph-rsid="003c6f24" style:font-size-asian="10.5pt" style:font-size-complex="10.5pt"/>
    </style:style>
    <style:style style:name="P36" style:family="paragraph" style:parent-style-name="Standard">
      <style:paragraph-properties fo:margin-left="1.251cm" fo:margin-right="0cm" fo:text-align="justify" style:justify-single-word="false" fo:text-indent="0cm" style:auto-text-indent="false"/>
      <style:text-properties style:font-name="URW Palladio L" fo:font-size="16pt" officeooo:paragraph-rsid="0010a5e5" style:font-size-asian="16pt" style:font-size-complex="16pt"/>
    </style:style>
    <style:style style:name="P37" style:family="paragraph" style:parent-style-name="Standard">
      <style:paragraph-properties fo:margin-left="1.251cm" fo:margin-right="0cm" fo:text-align="justify" style:justify-single-word="false" fo:text-indent="0cm" style:auto-text-indent="false"/>
      <style:text-properties style:font-name="URW Palladio L" fo:font-size="13pt" officeooo:paragraph-rsid="0010a5e5" style:font-size-asian="13pt" style:font-size-complex="13pt"/>
    </style:style>
    <style:style style:name="P38" style:family="paragraph" style:parent-style-name="Standard">
      <style:paragraph-properties fo:margin-left="1.251cm" fo:margin-right="0cm" fo:text-align="justify" style:justify-single-word="false" fo:text-indent="0cm" style:auto-text-indent="false"/>
      <style:text-properties style:font-name="URW Palladio L" fo:font-size="13pt" officeooo:rsid="0010a5e5" officeooo:paragraph-rsid="0010a5e5" style:font-size-asian="13pt" style:font-size-complex="13pt"/>
    </style:style>
    <style:style style:name="P39" style:family="paragraph" style:parent-style-name="Standard">
      <style:paragraph-properties fo:margin-left="1.251cm" fo:margin-right="0cm" fo:text-align="justify" style:justify-single-word="false" fo:text-indent="0cm" style:auto-text-indent="false"/>
      <style:text-properties style:font-name="URW Palladio L" fo:font-size="13pt" officeooo:rsid="0010a5e5" officeooo:paragraph-rsid="003340df" style:font-size-asian="13pt" style:font-size-complex="13pt"/>
    </style:style>
    <style:style style:name="P40" style:family="paragraph" style:parent-style-name="Standard">
      <style:paragraph-properties fo:margin-left="0cm" fo:margin-right="0cm" fo:text-align="justify" style:justify-single-word="false" fo:text-indent="0cm" style:auto-text-indent="false"/>
      <style:text-properties style:font-name="URW Palladio L" officeooo:paragraph-rsid="0010a5e5"/>
    </style:style>
    <style:style style:name="P41" style:family="paragraph" style:parent-style-name="Standard">
      <style:paragraph-properties fo:margin-left="0cm" fo:margin-right="0cm" fo:text-align="justify" style:justify-single-word="false" fo:text-indent="0cm" style:auto-text-indent="false"/>
      <style:text-properties style:font-name="URW Palladio L" fo:font-size="10.5pt" officeooo:paragraph-rsid="0010a5e5" style:font-size-asian="10.5pt" style:font-size-complex="10.5pt"/>
    </style:style>
    <style:style style:name="P42" style:family="paragraph" style:parent-style-name="Standard">
      <style:paragraph-properties fo:margin-left="0cm" fo:margin-right="0cm" fo:text-align="justify" style:justify-single-word="false" fo:text-indent="0cm" style:auto-text-indent="false"/>
      <style:text-properties style:font-name="URW Palladio L" fo:font-size="10.5pt" officeooo:rsid="0010a5e5" officeooo:paragraph-rsid="002aa34b" style:font-size-asian="10.5pt" style:font-size-complex="10.5pt"/>
    </style:style>
    <style:style style:name="P43" style:family="paragraph" style:parent-style-name="Standard">
      <style:paragraph-properties fo:margin-left="0cm" fo:margin-right="0cm" fo:text-align="justify" style:justify-single-word="false" fo:text-indent="0cm" style:auto-text-indent="false"/>
      <style:text-properties style:font-name="URW Palladio L" fo:font-size="12pt" officeooo:paragraph-rsid="0010a5e5" style:font-size-asian="12pt" style:font-size-complex="12pt"/>
    </style:style>
    <style:style style:name="P44" style:family="paragraph" style:parent-style-name="Standard">
      <style:paragraph-properties fo:margin-left="0cm" fo:margin-right="0cm" fo:text-align="justify" style:justify-single-word="false" fo:text-indent="0cm" style:auto-text-indent="false"/>
      <style:text-properties style:font-name="URW Palladio L" fo:font-size="12pt" officeooo:paragraph-rsid="002aa34b" style:font-size-asian="12pt" style:font-size-complex="12pt"/>
    </style:style>
    <style:style style:name="P45" style:family="paragraph" style:parent-style-name="Standard">
      <style:paragraph-properties fo:margin-left="0cm" fo:margin-right="0cm" fo:text-align="justify" style:justify-single-word="false" fo:text-indent="0cm" style:auto-text-indent="false"/>
      <style:text-properties style:font-name="URW Palladio L" fo:font-size="12pt" officeooo:rsid="0010a5e5" officeooo:paragraph-rsid="0010a5e5" style:font-size-asian="12pt" style:font-size-complex="12pt"/>
    </style:style>
    <style:style style:name="P46" style:family="paragraph" style:parent-style-name="Standard">
      <style:paragraph-properties fo:margin-left="0cm" fo:margin-right="0cm" fo:text-align="justify" style:justify-single-word="false" fo:text-indent="0cm" style:auto-text-indent="false"/>
      <style:text-properties style:font-name="URW Palladio L" fo:font-size="12pt" officeooo:rsid="0010a5e5" officeooo:paragraph-rsid="002aa34b" style:font-size-asian="12pt" style:font-size-complex="12pt"/>
    </style:style>
    <style:style style:name="P47" style:family="paragraph" style:parent-style-name="Standard" style:master-page-name="">
      <style:paragraph-properties fo:margin-left="0cm" fo:margin-right="0cm" fo:text-align="justify" style:justify-single-word="false" fo:text-indent="0cm" style:auto-text-indent="false" style:page-number="auto" fo:background-color="#e6e6ff" fo:padding="0cm" fo:border="none" style:shadow="none">
        <style:background-image/>
      </style:paragraph-properties>
      <style:text-properties style:font-name="DejaVu Sans Mono" fo:font-size="10.5pt" officeooo:rsid="0010a5e5" officeooo:paragraph-rsid="0010a5e5" style:font-size-asian="10.5pt" style:font-size-complex="10.5pt"/>
    </style:style>
    <style:style style:name="P48" style:family="paragraph" style:parent-style-name="Standard">
      <style:paragraph-properties fo:margin-left="0cm" fo:margin-right="0cm" fo:text-align="justify" style:justify-single-word="false" fo:text-indent="0cm" style:auto-text-indent="false" fo:background-color="#e6e6ff" fo:padding="0cm" fo:border="none" style:shadow="none">
        <style:background-image/>
      </style:paragraph-properties>
      <style:text-properties style:font-name="DejaVu Sans Mono" fo:font-size="10.5pt" officeooo:rsid="0010a5e5" officeooo:paragraph-rsid="0010a5e5" style:font-size-asian="10.5pt" style:font-size-complex="10.5pt"/>
    </style:style>
    <style:style style:name="P49" style:family="paragraph" style:parent-style-name="Standard">
      <style:paragraph-properties fo:text-align="justify" style:justify-single-word="false" fo:break-before="page"/>
      <style:text-properties style:font-name="DejaVu Serif" officeooo:rsid="0010a5e5" officeooo:paragraph-rsid="0010a5e5"/>
    </style:style>
    <style:style style:name="P50" style:family="paragraph" style:parent-style-name="Standard">
      <style:paragraph-properties fo:text-align="justify" style:justify-single-word="false" fo:break-before="page"/>
      <style:text-properties style:font-name="DejaVu Serif" fo:font-size="10.5pt" officeooo:rsid="0010a5e5" officeooo:paragraph-rsid="0010a5e5" style:font-size-asian="10.5pt" style:font-size-complex="10.5pt"/>
    </style:style>
    <style:style style:name="P51" style:family="paragraph" style:parent-style-name="Standard">
      <style:paragraph-properties fo:text-align="justify" style:justify-single-word="false" fo:break-before="page"/>
      <style:text-properties style:font-name="URW Palladio L" fo:font-size="10.5pt" officeooo:rsid="0010a5e5" officeooo:paragraph-rsid="0010a5e5" style:font-size-asian="10.5pt" style:font-size-complex="10.5pt"/>
    </style:style>
    <style:style style:name="P52" style:family="paragraph" style:parent-style-name="Standard">
      <style:paragraph-properties fo:text-align="justify" style:justify-single-word="false" fo:break-before="page"/>
      <style:text-properties style:font-name="URW Palladio L" fo:font-size="10.5pt" officeooo:rsid="0010a5e5" officeooo:paragraph-rsid="0038dc36" style:font-size-asian="10.5pt" style:font-size-complex="10.5pt"/>
    </style:style>
    <style:style style:name="P53" style:family="paragraph" style:parent-style-name="Standard">
      <style:paragraph-properties fo:margin-left="2.501cm" fo:margin-right="0cm" fo:text-align="justify" style:justify-single-word="false" fo:text-indent="0cm" style:auto-text-indent="false"/>
      <style:text-properties style:font-name="URW Palladio L" fo:font-size="13pt" officeooo:rsid="0010a5e5" officeooo:paragraph-rsid="0010a5e5" style:font-size-asian="13pt" style:font-size-complex="13pt"/>
    </style:style>
    <style:style style:name="P54" style:family="paragraph" style:parent-style-name="Standard">
      <style:paragraph-properties fo:margin-left="2.501cm" fo:margin-right="0cm" fo:text-align="justify" style:justify-single-word="false" fo:text-indent="0cm" style:auto-text-indent="false"/>
      <style:text-properties style:font-name="URW Palladio L" fo:font-size="12pt" officeooo:rsid="0010a5e5" officeooo:paragraph-rsid="0010a5e5" style:font-size-asian="12pt" style:font-size-complex="12pt"/>
    </style:style>
    <style:style style:name="P55" style:family="paragraph" style:parent-style-name="Standard">
      <style:paragraph-properties fo:margin-left="2.501cm" fo:margin-right="0cm" fo:text-align="justify" style:justify-single-word="false" fo:text-indent="0cm" style:auto-text-indent="false"/>
      <style:text-properties style:font-name="URW Palladio L" fo:font-size="12pt" officeooo:rsid="0010a5e5" officeooo:paragraph-rsid="00369058" style:font-size-asian="12pt" style:font-size-complex="12pt"/>
    </style:style>
    <style:style style:name="P56" style:family="paragraph" style:parent-style-name="Standard">
      <style:paragraph-properties fo:margin-left="2.501cm" fo:margin-right="0cm" fo:text-align="justify" style:justify-single-word="false" fo:text-indent="0cm" style:auto-text-indent="false"/>
      <style:text-properties style:font-name="URW Palladio L" fo:font-size="12pt" officeooo:rsid="0010a5e5" officeooo:paragraph-rsid="003e44a3" style:font-size-asian="12pt" style:font-size-complex="12pt"/>
    </style:style>
    <style:style style:name="P57" style:family="paragraph" style:parent-style-name="Standard">
      <style:paragraph-properties fo:text-align="justify" style:justify-single-word="false" fo:background-color="#e6e6ff">
        <style:background-image/>
      </style:paragraph-properties>
      <style:text-properties style:font-name="DejaVu Sans Mono" fo:font-size="10.5pt" officeooo:rsid="0010a5e5" officeooo:paragraph-rsid="0010a5e5" style:font-size-asian="10.5pt" style:font-size-complex="10.5pt"/>
    </style:style>
    <style:style style:name="P58" style:family="paragraph" style:parent-style-name="Standard">
      <style:paragraph-properties fo:text-align="justify" style:justify-single-word="false" fo:background-color="#e6e6ff">
        <style:background-image/>
      </style:paragraph-properties>
      <style:text-properties style:font-name="DejaVu Sans Mono" fo:font-size="10.5pt" officeooo:rsid="0010a5e5" officeooo:paragraph-rsid="0034ada3" style:font-size-asian="10.5pt" style:font-size-complex="10.5pt"/>
    </style:style>
    <style:style style:name="P59" style:family="paragraph" style:parent-style-name="Standard">
      <style:paragraph-properties fo:text-align="justify" style:justify-single-word="false" fo:background-color="#e6e6ff" style:shadow="none">
        <style:background-image/>
      </style:paragraph-properties>
      <style:text-properties style:font-name="DejaVu Sans Mono" fo:font-size="10.5pt" officeooo:rsid="003603f0" officeooo:paragraph-rsid="003603f0" style:font-size-asian="10.5pt" style:font-size-complex="10.5pt"/>
    </style:style>
    <style:style style:name="P60" style:family="paragraph" style:parent-style-name="Standard" style:list-style-name="L1">
      <style:paragraph-properties fo:text-align="justify" style:justify-single-word="false"/>
      <style:text-properties style:font-name="URW Palladio L" fo:font-size="12pt" officeooo:rsid="0010a5e5" officeooo:paragraph-rsid="0010a5e5" style:font-size-asian="12pt" style:font-size-complex="12pt"/>
    </style:style>
    <style:style style:name="P61" style:family="paragraph" style:parent-style-name="Standard" style:list-style-name="L2">
      <style:paragraph-properties fo:text-align="justify" style:justify-single-word="false"/>
      <style:text-properties style:font-name="URW Palladio L" fo:font-size="12pt" officeooo:rsid="0010a5e5" officeooo:paragraph-rsid="0010a5e5" style:font-size-asian="12pt" style:font-size-complex="12pt"/>
    </style:style>
    <style:style style:name="T1" style:family="text">
      <style:text-properties officeooo:rsid="0012306a"/>
    </style:style>
    <style:style style:name="T2" style:family="text">
      <style:text-properties officeooo:rsid="0032f930"/>
    </style:style>
    <style:style style:name="T3" style:family="text">
      <style:text-properties officeooo:rsid="001200b5"/>
    </style:style>
    <style:style style:name="T4" style:family="text">
      <style:text-properties officeooo:rsid="0010a5e5"/>
    </style:style>
    <style:style style:name="T5" style:family="text">
      <style:text-properties fo:font-size="12pt" officeooo:rsid="0010a5e5" style:font-size-asian="12pt" style:font-size-complex="12pt"/>
    </style:style>
    <style:style style:name="T6" style:family="text">
      <style:text-properties fo:font-size="12pt" officeooo:rsid="0034ada3" style:font-size-asian="12pt" style:font-size-complex="12pt"/>
    </style:style>
    <style:style style:name="T7" style:family="text">
      <style:text-properties fo:font-size="12pt" officeooo:rsid="00369058" style:font-size-asian="12pt" style:font-size-complex="12pt"/>
    </style:style>
    <style:style style:name="T8" style:family="text">
      <style:text-properties fo:font-size="12pt" officeooo:rsid="003e44a3" style:font-size-asian="12pt" style:font-size-complex="12pt"/>
    </style:style>
    <style:style style:name="T9" style:family="text">
      <style:text-properties officeooo:rsid="0014830e"/>
    </style:style>
    <style:style style:name="T10" style:family="text">
      <style:text-properties style:text-underline-style="solid" style:text-underline-width="auto" style:text-underline-color="font-color" officeooo:rsid="0010a5e5"/>
    </style:style>
    <style:style style:name="T11" style:family="text">
      <style:text-properties fo:font-style="italic" officeooo:rsid="0010a5e5" style:font-style-asian="italic" style:font-style-complex="italic"/>
    </style:style>
    <style:style style:name="T12" style:family="text">
      <style:text-properties style:text-position="super 58%" fo:font-style="italic" style:font-style-asian="italic" style:font-style-complex="italic"/>
    </style:style>
    <style:style style:name="T13" style:family="text">
      <style:text-properties style:text-position="super 58%" fo:font-style="italic" officeooo:rsid="0010a5e5" style:font-style-asian="italic" style:font-style-complex="italic"/>
    </style:style>
    <style:style style:name="T14" style:family="text">
      <style:text-properties style:text-position="super 58%" fo:font-style="italic" style:text-underline-style="none" officeooo:rsid="0010a5e5" style:font-style-asian="italic" style:font-style-complex="italic"/>
    </style:style>
    <style:style style:name="T15" style:family="text">
      <style:text-properties style:text-position="super 58%" officeooo:rsid="0010a5e5"/>
    </style:style>
    <style:style style:name="T16"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color="#800080" officeooo:rsid="0010a5e5"/>
    </style:style>
    <style:style style:name="T18" style:family="text">
      <style:text-properties fo:color="#800080" fo:font-size="12pt" officeooo:rsid="0010a5e5" style:font-size-asian="12pt" style:font-size-complex="12pt"/>
    </style:style>
    <style:style style:name="T19" style:family="text">
      <style:text-properties fo:color="#800080" officeooo:rsid="0034ada3"/>
    </style:style>
    <style:style style:name="T20" style:family="text">
      <style:text-properties fo:color="#008000" officeooo:rsid="0010a5e5"/>
    </style:style>
    <style:style style:name="T21" style:family="text">
      <style:text-properties fo:color="#008000" fo:font-size="12pt" style:font-size-asian="12pt" style:font-size-complex="12pt"/>
    </style:style>
    <style:style style:name="T22" style:family="text">
      <style:text-properties fo:color="#008000" fo:font-size="12pt" officeooo:rsid="0010a5e5" style:font-size-asian="12pt" style:font-size-complex="12pt"/>
    </style:style>
    <style:style style:name="T23" style:family="text">
      <style:text-properties officeooo:rsid="00193799"/>
    </style:style>
    <style:style style:name="T24" style:family="text">
      <style:text-properties fo:font-size="10.5pt" officeooo:rsid="0010a5e5" style:font-size-asian="10.5pt" style:font-size-complex="10.5pt"/>
    </style:style>
    <style:style style:name="T25" style:family="text">
      <style:text-properties fo:color="#ff6633" officeooo:rsid="0010a5e5"/>
    </style:style>
    <style:style style:name="T26" style:family="text">
      <style:text-properties officeooo:rsid="0022508d"/>
    </style:style>
    <style:style style:name="T27" style:family="text">
      <style:text-properties style:font-name="URW Palladio L" fo:font-size="12pt" officeooo:rsid="0010a5e5" style:font-size-asian="12pt" style:font-size-complex="12pt"/>
    </style:style>
    <style:style style:name="T28" style:family="text">
      <style:text-properties style:font-name="URW Palladio L" fo:font-size="12pt" officeooo:rsid="0034ada3" style:font-size-asian="12pt" style:font-size-complex="12pt"/>
    </style:style>
    <style:style style:name="T29" style:family="text">
      <style:text-properties style:font-name="URW Palladio L" fo:font-size="12pt" officeooo:rsid="003c6f24" style:font-size-asian="12pt" style:font-size-complex="12pt"/>
    </style:style>
    <style:style style:name="T30" style:family="text">
      <style:text-properties officeooo:rsid="003340df"/>
    </style:style>
    <style:style style:name="T31" style:family="text">
      <style:text-properties officeooo:rsid="0034ada3"/>
    </style:style>
    <style:style style:name="T32" style:family="text">
      <style:text-properties officeooo:rsid="00369058"/>
    </style:style>
    <style:style style:name="T33" style:family="text">
      <style:text-properties officeooo:rsid="00386a13"/>
    </style:style>
    <style:style style:name="T34" style:family="text">
      <style:text-properties officeooo:rsid="0038dc36"/>
    </style:style>
    <style:style style:name="T35" style:family="text">
      <style:text-properties officeooo:rsid="003a2a3d"/>
    </style:style>
    <style:style style:name="T36" style:family="text">
      <style:text-properties officeooo:rsid="003c2017"/>
    </style:style>
    <style:style style:name="T37" style:family="text">
      <style:text-properties officeooo:rsid="003e0aee"/>
    </style:style>
    <style:style style:name="T38" style:family="text">
      <style:text-properties officeooo:rsid="003e44a3"/>
    </style:style>
    <style:style style:name="T39" style:family="text">
      <style:text-properties officeooo:rsid="003ea63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 text:c="15"/>__ <text:s text:c="2"/>_ <text:s text:c="9"/>___ <text:s text:c="14"/>_ <text:s text:c="6"/></text:p>
      <text:p text:style-name="P29"><text:s text:c="14"/>/ /__| |_ ___ <text:s text:c="2"/>/ / |__ <text:s text:c="2"/>___ <text:s/>___| |_ ___ </text:p>
      <text:p text:style-name="P29"><text:s text:c="13"/>/ / _ \ __/ __| / /| '_ \ / _ \/ __| __/ __|</text:p>
      <text:p text:style-name="P29"><text:s text:c="12"/>/ / <text:s/>__/ || (__ / / | | | | (_) \__ \ |_\__ \</text:p>
      <text:p text:style-name="P29"><text:s text:c="11"/>/_/ \___|\__\___/_/ <text:s/>|_| |_|\___/|___/\__|___/</text:p>
      <text:p text:style-name="P29"><text:s text:c="16"/></text:p>
      <text:p text:style-name="P21">De l'efficacité du fichier hosts</text:p>
      <text:p text:style-name="P29"><text:s text:c="16"/></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p>
      <text:p text:style-name="P28">$Id <text:s text:c="6"/>: hosts.odt $</text:p>
      <text:p text:style-name="P28">$Source <text:s text:c="2"/>: http://www.bobotig.fr/contenu/documents/hosts/ $</text:p>
      <text:p text:style-name="P28">$Revision : <text:span text:style-name="T39">2</text:span> $</text:p>
      <text:p text:style-name="P28">$Date <text:s text:c="4"/>: 2010<text:span text:style-name="T39">1010</text:span> $</text:p>
      <text:p text:style-name="P28">$Autor <text:s text:c="3"/>: BoboTiG (www.bobotig.fr) $</text:p>
      <text:p text:style-name="P28">$Contrib <text:s/>: Alden MagiX, Lord, fifi et Amarina du forum d'AdZHosts.fr $</text:p>
      <text:p text:style-name="P28">****************************************************************************</text:p>
      <text:p text:style-name="P49"/>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10"/>
      <text:p text:style-name="P27">Sommaire</text:p>
      <text:p text:style-name="P4"/>
      <text:p text:style-name="P4"/>
      <text:p text:style-name="P4"/>
      <text:p text:style-name="P4"/>
      <text:p text:style-name="P38">1. Descriptif</text:p>
      <text:p text:style-name="P38">2. Fonctionnement</text:p>
      <text:p text:style-name="P53">2.1. Généralités</text:p>
      <text:p text:style-name="P53">2.2. Avantage sur les logiciels tiers</text:p>
      <text:p text:style-name="P53">2.3. Mise à jour</text:p>
      <text:p text:style-name="P37"><text:span text:style-name="T26">3.</text:span><text:span text:style-name="T4"> Pour aller plus loin</text:span></text:p>
      <text:p text:style-name="P38">4. Conclusion</text:p>
      <text:p text:style-name="P39">5. Références</text:p>
      <text:p text:style-name="P39"><text:span text:style-name="T30">6</text:span>. <text:span text:style-name="T30">Autres formats</text:span></text:p>
      <text:p text:style-name="P37"><text:span text:style-name="T30">7</text:span><text:span text:style-name="T4">. </text:span><text:span text:style-name="T9">Historique</text:span></text:p>
      <text:p text:style-name="P50"/>
      <text:p text:style-name="P10"/>
      <text:p text:style-name="P13">1. Descriptif</text:p>
      <text:p text:style-name="P10"/>
      <text:p text:style-name="P40"><text:span text:style-name="T24"><text:tab/></text:span><text:span text:style-name="T5">Le fichier hosts est un simple fichier texte qui est d'office présent dans votre système, que vous utilisiez Microsoft Windows, GNU/Linux, Mac ou Unix. Il contient les correspondances entre adresses IP</text:span><text:span text:style-name="T16">[1]</text:span><text:span text:style-name="T5"> et un ou plusieurs nom(s) de domaine (comprendre par là un lien Internet comme « </text:span><text:span text:style-name="T6">www.example.org »</text:span><text:span text:style-name="T5"> par exemple).</text:span></text:p>
      <text:p text:style-name="P45"><text:tab/>Étant donné qu'il s'agit d'un fichier universel, il est pris en compte quelque soit le navigateur que vous utilisez (Mozilla Firefox et ses dérivés, Internet Explorer, Google Chrome, Safari, Opera, Midori, et caetera) et la compatibilité de son contenu est totale.</text:p>
      <text:p text:style-name="P10"/>
      <text:p text:style-name="P18"><text:span text:style-name="T12">[1]</text:span><text:span text:style-name="T11"> </text:span><text:span text:style-name="T11">Numéro qui identifie chaque ordinateur connecté à Internet.</text:span></text:p>
      <text:p text:style-name="P25"><text:span text:style-name="T10">Exemples</text:span><text:span text:style-name="T4"> : 127.0.0.1 et 123.45.67.89</text:span></text:p>
      <text:p text:style-name="P10"/>
      <text:p text:style-name="P10"/>
      <text:p text:style-name="P10"/>
      <text:p text:style-name="P10"/>
      <text:p text:style-name="P13">2. Fonctionnement</text:p>
      <text:p text:style-name="P10"/>
      <text:p text:style-name="P41"><text:span text:style-name="T4"><text:tab/></text:span><text:span text:style-name="T5">Voici une ligne du fichier hosts : </text:span><text:span text:style-name="T18">127.0.0.1 </text:span><text:span text:style-name="T21">www.example.org</text:span><text:span text:style-name="T5">. Cette ligne veut dire que lorsque n'importe quel programme ou outil (votre navigateur, commande ping, et caetera) qui tentera d'accéder à </text:span><text:span text:style-name="T22">www.example.org</text:span><text:span text:style-name="T5"> sera redirigé à l'adresse du serveur ayant pour IP </text:span><text:span text:style-name="T18">127.0.0.1</text:span><text:span text:style-name="T5">. Simple comme bonjour.</text:span></text:p>
      <text:p text:style-name="P22"/>
      <text:p text:style-name="P22"/>
      <text:p text:style-name="P10"/>
      <text:p text:style-name="P10"/>
      <text:p text:style-name="P36"><text:span text:style-name="T4">2.</text:span><text:span text:style-name="T4">1. Généralités</text:span></text:p>
      <text:p text:style-name="P10"/>
      <text:p text:style-name="P16"><text:span text:style-name="T24"><text:tab/></text:span><text:span text:style-name="T5">Dans mon navigateur préféré, j'entre l'adresse </text:span><text:span text:style-name="T22">www.example.org</text:span><text:span text:style-name="T5">, que se passe t-il ? Et bien le navigateur regarde dans le fichier hosts si </text:span><text:span text:style-name="T22">www.example.org</text:span><text:span text:style-name="T5"> est attribué à une adresse IP.</text:span></text:p>
      <text:p text:style-name="P17"><text:span text:style-name="T4"><text:tab/>Si oui, alors </text:span><text:span text:style-name="T20">www.example.org</text:span><text:span text:style-name="T4"> vous amènera au serveur qui a l'adresse IP définie telle que dans ce dernier.</text:span></text:p>
      <text:p text:style-name="P22"/>
      <text:p text:style-name="P17"><text:span text:style-name="T4"><text:tab/>Si non, le navigateur interrogera divers serveurs spécialisés (serveurs DNS) afin de « résoudre » l'adresse IP de </text:span><text:span text:style-name="T20">www.example.org</text:span><text:span text:style-name="T4"> ; ce qu'on peut traduire p</text:span><text:span text:style-name="T37">a</text:span><text:span text:style-name="T4">r « trouver », tout simplement.</text:span></text:p>
      <text:p text:style-name="P22"/>
      <text:p text:style-name="P17"><text:span text:style-name="T4">Puis le navigateur affiche la page d'accueil de </text:span><text:span text:style-name="T20">www.example.org</text:span><text:span text:style-name="T4">.</text:span></text:p>
      <text:p text:style-name="P22"/>
      <text:p text:style-name="P17"><text:span text:style-name="T4">[Voir </text:span><text:span text:style-name="T10">3. Pour aller plus loin</text:span><text:span text:style-name="T4"> pour des détails plus techniques]</text:span></text:p>
      <text:p text:style-name="P6"/>
      <text:p text:style-name="P4"/>
      <text:p text:style-name="P51"/>
      <text:p text:style-name="P10"/>
      <text:p text:style-name="P36"><text:span text:style-name="T4">2.</text:span><text:span text:style-name="T4">2. Avantage sur les logiciels tiers</text:span></text:p>
      <text:p text:style-name="P22"/>
      <text:p text:style-name="P45"><text:tab/>Il existe quelques outils spécialisés qui permettent de bloquer un nom de domaine ou une adresse IP. C'est le cas de beaucoup de bloqueur<text:span text:style-name="T33">s</text:span> de publicités (anti-pub).</text:p>
      <text:p text:style-name="P46"><text:tab/></text:p>
      <text:p text:style-name="P46"><text:tab/>L'utilisation d'un fichier hosts modifié est différent dans l'approche mais identique dans le processus. Je m'explique, ces logiciels (ou modules pour votre navigateur) contiennent des bases de données des adresses IP et noms de domaine "mauvais" (serveurs espions, axés sur la pornographie, le piratage (warez), ou tout autres sujets qui ont une réputation dite mauvaise pour les éditeurs de ces logiciels ou modules).</text:p>
      <text:p text:style-name="P46"><text:tab/></text:p>
      <text:p text:style-name="P44"><text:span text:style-name="T4"><text:tab/>Lorsque ces outils se rendent comptent que votre navigateur fait une requête à un de ces serveurs, ils bloquent leur affichage. Simple, net et sans bavure (ou presque</text:span><text:span text:style-name="T13">[1]</text:span><text:span text:style-name="T4">).</text:span></text:p>
      <text:p text:style-name="P46"><text:tab/></text:p>
      <text:p text:style-name="P46"><text:tab/>L'avantage premier du fichier hosts sur tout ces outils est qu'il y a moins de requêtes ; c'est-à-dire qu'avec un fichier hosts bien configuré, mon navigateur n'essayera même pas d'envoyer une requête au serveur "mauvais", mais plutôt au serveur local (votre machine). Du coup il ne s'agit plus là de bloquer l'affichage de la publicité puisqu'on ne l'a pas du tout téléchargée.</text:p>
      <text:p text:style-name="P45"/>
      <text:p text:style-name="P17"><text:span text:style-name="T10">D'autres avantages sous forme de liste</text:span><text:span text:style-name="T4"> :</text:span></text:p>
      <text:list xml:id="list632812627" text:style-name="L1">
        <text:list-item>
          <text:p text:style-name="P60">aucun besoin de logiciel (ou module) tiers ;</text:p>
        </text:list-item>
        <text:list-item>
          <text:p text:style-name="P60">petit fichier texte -&gt; pas de surcharge de votre machine ;</text:p>
        </text:list-item>
      </text:list>
      <text:list xml:id="list1079260136" text:style-name="L2">
        <text:list-item>
          <text:p text:style-name="P61">facilité de modification ;</text:p>
        </text:list-item>
        <text:list-item>
          <text:p text:style-name="P61">utilisation transparente, ni logo ni icône nulle part ;</text:p>
        </text:list-item>
        <text:list-item>
          <text:p text:style-name="P61">navigation sur Internet nettement plus rapide, saine et agréable ;</text:p>
        </text:list-item>
        <text:list-item>
          <text:p text:style-name="P61">et j'en oublie certainement...</text:p>
        </text:list-item>
      </text:list>
      <text:p text:style-name="P22"/>
      <text:p text:style-name="P26"><text:span text:style-name="T15">[1]</text:span><text:span text:style-name="T4"> Même si vous ne voyez pas la publicité, votre navigateur a tél</text:span><text:span text:style-name="T33">éc</text:span><text:span text:style-name="T4">hargé et gardé en mémoire divers scripts et images.</text:span></text:p>
      <text:p text:style-name="P22"/>
      <text:p text:style-name="P22"/>
      <text:p text:style-name="P10"/>
      <text:p text:style-name="P10"/>
      <text:p text:style-name="P36"><text:span text:style-name="T4">2.</text:span><text:span text:style-name="T4">3. Mise à jour</text:span></text:p>
      <text:p text:style-name="P22"/>
      <text:p text:style-name="P45"><text:tab/>Bien entendu, un fichier hosts dépassé ne sert pas à grand chose. C'est là qu'AdZHosts tombe à pic !</text:p>
      <text:p text:style-name="P23"><text:tab/></text:p>
      <text:p text:style-name="P3"><text:span text:style-name="T27"><text:tab/>AdZHosts est maintenu par Alden MagiX et n'est ni plus ni moins qu'un ficher hosts optimisé et régulièrement mis à jour. Vous pouvez le trouver sur le site officiel </text:span><text:a xlink:type="simple" xlink:href="http://www.adzhosts.fr/"><text:span text:style-name="T27">http://www.adzhosts.</text:span></text:a><text:a xlink:type="simple" xlink:href="http://www.adzhosts.fr/"><text:span text:style-name="T28">com</text:span></text:a><text:span text:style-name="T27"> et pour toute question/suggestion il y a un forum où vous pourrez poster.</text:span></text:p>
      <text:p text:style-name="P42"><text:soft-page-break/></text:p>
      <text:p text:style-name="P42"/>
      <text:p text:style-name="P46"><text:tab/>Pour les utilisateurs de GNU/Linux, Unix et certainement Mac, j'ai écrit un script Perl pour automatiser la mise à jour et "purifier" ce que notre ami Alden MagiX nous a concocté (par mesure de sécurité, non pas que je ne lui fasse pas confiance). Ce script se nomme adzhosts.sh (version anglaise) ou adzhosts-fr.sh (pour la version française) et se</text:p>
      <text:p text:style-name="P22">trouve ici : </text:p>
      <text:p text:style-name="P30"><text:a xlink:type="simple" xlink:href="http://bobotig.fr/contenu/contrib/scripts/adzhosts.sh"><text:span text:style-name="T27">http://bobotig.fr/contenu/contrib/scripts/adzhosts.sh</text:span></text:a></text:p>
      <text:p text:style-name="P30"><text:a xlink:type="simple" xlink:href="http://bobotig.fr/contenu/contrib/scripts/adzhosts-fr.sh"><text:span text:style-name="T27">http://bobotig.fr/contenu/contrib/scripts/adzhosts-fr.sh</text:span></text:a></text:p>
      <text:p text:style-name="P45"/>
      <text:p text:style-name="P22">Il est simple d'utilisation et il explique tout ce qui se passe, rien n'est caché à l'utilisateur.</text:p>
      <text:p text:style-name="P4"/>
      <text:p text:style-name="P22">Bon à savoir, l'emplacement de ce fameux fichier hosts :</text:p>
      <text:p text:style-name="P33"><text:span text:style-name="T23">G</text:span><text:span text:style-name="T4">NU/Linux et Unix <text:s text:c="7"/>: /etc/hosts</text:span></text:p>
      <text:p text:style-name="P34">Mac OS(X) <text:s text:c="15"/>: /etc/hosts</text:p>
      <text:p text:style-name="P33"><text:span text:style-name="T4">Windows 95/98 <text:s text:c="11"/>: c:\windows\</text:span><text:span text:style-name="T13">[1]</text:span></text:p>
      <text:p text:style-name="P34">Windows NT/2000 <text:s text:c="9"/>: c:\winnt\system32\drivers\etc\</text:p>
      <text:p text:style-name="P34">Windows XP <text:s text:c="14"/>: c:\windows\system32\drivers\etc\</text:p>
      <text:p text:style-name="P34">Windows 2008/Vista/Seven : c:\windows\system32\drivers\etc\hosts</text:p>
      <text:p text:style-name="P34">OS/2 <text:s text:c="20"/>: boot\mptn\etc\hosts</text:p>
      <text:p text:style-name="P35">BeOS <text:s text:c="20"/>: /boot/beos/etc/hosts</text:p>
      <text:p text:style-name="P6"/>
      <text:p text:style-name="P17"><text:span text:style-name="T13">[1] </text:span><text:span text:style-name="T11">Le fichier n'existe peut être pas par défaut, un fichier HOST.SAM peut être présent, vous pourrez l'utiliser comme base de départ sans oublier de le renommer HOST sans aucune extension.</text:span></text:p>
      <text:p text:style-name="P10"/>
      <text:p text:style-name="P10"/>
      <text:p text:style-name="P10"/>
      <text:p text:style-name="P10"/>
      <text:p text:style-name="P13">3. Pour aller plus loin</text:p>
      <text:p text:style-name="P22"/>
      <text:p text:style-name="P45"><text:tab/>Cette partie est plus technique, vous pouvez l'ignorer sans soucis.</text:p>
      <text:p text:style-name="P17"><text:span text:style-name="T4">Grâce à l'excellent strace</text:span><text:span text:style-name="T13">[1]</text:span><text:span text:style-name="T4">, voyons comment procède la commande ping</text:span><text:span text:style-name="T14">[2]</text:span><text:span text:style-name="T4">.</text:span></text:p>
      <text:p text:style-name="P22"/>
      <text:p text:style-name="P17"><text:span text:style-name="T10">Commande effectuée</text:span><text:span text:style-name="T4"> : ping www.example.org</text:span></text:p>
      <text:p text:style-name="P17"><text:span text:style-name="T10">Réponse</text:span><text:span text:style-name="T4"> :</text:span></text:p>
      <text:p text:style-name="P6"/>
      <text:p text:style-name="P58">PING www.example.org (<text:span text:style-name="T31">192.0.32.10</text:span>) 56(84) bytes of data.</text:p>
      <text:p text:style-name="P58">64 bytes from <text:span text:style-name="T31">192.0.32.10</text:span>: icmp_req=1 ttl=59 time=22.6 ms</text:p>
      <text:p text:style-name="P58">64 bytes from <text:span text:style-name="T31">192.0.32.10</text:span>: icmp_req=2 ttl=59 time=32.3 ms</text:p>
      <text:p text:style-name="P58">64 bytes from <text:span text:style-name="T31">192.0.32.10</text:span>: icmp_req=3 ttl=59 time=20.7 ms</text:p>
      <text:p text:style-name="P58">64 bytes from <text:span text:style-name="T31">192.0.32.10</text:span>: icmp_req=4 ttl=59 time=21.4 ms</text:p>
      <text:p text:style-name="P58">64 bytes from <text:span text:style-name="T31">192.0.32.10</text:span>: icmp_req=5 ttl=59 time=101 ms</text:p>
      <text:p text:style-name="P58">^C64 bytes from <text:span text:style-name="T31">192.0.32.10</text:span>: icmp_req=6 ttl=59 time=31.9 ms</text:p>
      <text:p text:style-name="P57"/>
      <text:p text:style-name="P57">--- www.example.org ping statistics ---</text:p>
      <text:p text:style-name="P57">6 packets transmitted, 6 received, 0% packet loss, time 5005ms</text:p>
      <text:p text:style-name="P57">rtt min/avg/max/mdev = 20.784/38.485/101.656/28.646 ms</text:p>
      <text:p text:style-name="P10"/>
      <text:p text:style-name="P19"><text:span text:style-name="T4">Nous savons qu</text:span><text:span text:style-name="T31">e l'a</text:span><text:span text:style-name="T4">dresse IP de </text:span><text:span text:style-name="T20">www.example.org</text:span><text:span text:style-name="T4"> est </text:span><text:span text:style-name="T19">192.0.32.10</text:span><text:span text:style-name="T4">.</text:span></text:p>
      <text:p text:style-name="P22">Maintenant voyons ceci plus en détails à l'aide de strace.</text:p>
      <text:p text:style-name="P22"><text:soft-page-break/></text:p>
      <text:p text:style-name="P10"/>
      <text:p text:style-name="P10"/>
      <text:p text:style-name="P17"><text:span text:style-name="T10">Commande effectuée</text:span><text:span text:style-name="T4"> : strace </text:span><text:span text:style-name="T31">-f -e open </text:span><text:span text:style-name="T4">ping www.example.org</text:span></text:p>
      <text:p text:style-name="P17"><text:span text:style-name="T10">Réponse</text:span><text:span text:style-name="T4"> :</text:span></text:p>
      <text:p text:style-name="P4"/>
      <text:p text:style-name="P59">(...)</text:p>
      <text:p text:style-name="P59">open("/etc/resolv.conf", O_RDONLY) <text:s text:c="5"/>= 4</text:p>
      <text:p text:style-name="P59">(...)</text:p>
      <text:p text:style-name="P59">open("/etc/host.conf", O_RDONLY) <text:s text:c="7"/>= 4</text:p>
      <text:p text:style-name="P59">open("/etc/hosts", O_RDONLY|O_CLOEXEC) <text:s/>= 4</text:p>
      <text:p text:style-name="P59">PING www.example.org (192.0.32.10) 56(84) bytes of data.</text:p>
      <text:p text:style-name="P59">open("/etc/hosts", O_RDONLY|O_CLOEXEC) <text:s/>= 4</text:p>
      <text:p text:style-name="P59">64 bytes from www.example.com (192.0.32.10): icmp_req=1 ttl=242 time=183 ms</text:p>
      <text:p text:style-name="P59">open("/etc/hosts", O_RDONLY|O_CLOEXEC) <text:s/>= 4</text:p>
      <text:p text:style-name="P59">64 bytes from www.example.com (192.0.32.10): icmp_req=2 ttl=242 time=186 ms</text:p>
      <text:p text:style-name="P59">open("/etc/hosts", O_RDONLY|O_CLOEXEC) <text:s/>= 4</text:p>
      <text:p text:style-name="P59">64 bytes from www.example.com (192.0.32.10): icmp_req=3 ttl=242 time=192 ms</text:p>
      <text:p text:style-name="P59">open("/etc/hosts", O_RDONLY|O_CLOEXEC) <text:s/>= 4</text:p>
      <text:p text:style-name="P59">64 bytes from www.example.com (192.0.32.10): icmp_req=4 ttl=242 time=186 ms</text:p>
      <text:p text:style-name="P59">^C</text:p>
      <text:p text:style-name="P4"/>
      <text:p text:style-name="P22">On voit bien que <text:span text:style-name="T36">le système</text:span> va voir ce qui se trouve dans le fichier hosts.</text:p>
      <text:p text:style-name="P10"/>
      <text:p text:style-name="P17"><text:span text:style-name="T4">Dans /etc/hosts j'ajoute la ligne : </text:span><text:span text:style-name="T17">127.0.0.1</text:span><text:span text:style-name="T4"> </text:span><text:span text:style-name="T20">www.example.org</text:span></text:p>
      <text:p text:style-name="P22">Lor<text:span text:style-name="T36">s</text:span>que je relance la commande sans strace, voici le résultat :</text:p>
      <text:p text:style-name="P4"/>
      <text:p text:style-name="P47">PING www.example.org (127.0.0.1) 56(84) bytes of data.</text:p>
      <text:p text:style-name="P48">64 bytes from localhost (127.0.0.1): icmp_req=1 ttl=64 time=0.015 ms</text:p>
      <text:p text:style-name="P48">64 bytes from localhost (127.0.0.1): icmp_req=2 ttl=64 time=0.013 ms</text:p>
      <text:p text:style-name="P48">64 bytes from localhost (127.0.0.1): icmp_req=3 ttl=64 time=0.014 ms</text:p>
      <text:p text:style-name="P48">64 bytes from localhost (127.0.0.1): icmp_req=4 ttl=64 time=0.015 ms</text:p>
      <text:p text:style-name="P48">64 bytes from localhost (127.0.0.1): icmp_req=5 ttl=64 time=0.014 ms</text:p>
      <text:p text:style-name="P48">^C</text:p>
      <text:p text:style-name="P48">--- www.example.org ping statistics ---</text:p>
      <text:p text:style-name="P48">5 packets transmitted, 5 received, 0% packet loss, time 3997ms</text:p>
      <text:p text:style-name="P48">rtt min/avg/max/mdev = 0.013/0.014/0.015/0.002 ms</text:p>
      <text:p text:style-name="P4"/>
      <text:p text:style-name="P17"><text:span text:style-name="T4">Voyez, l'adresse IP de </text:span><text:span text:style-name="T20">www.example.org</text:span><text:span text:style-name="T4"> est devenue </text:span><text:span text:style-name="T17">127.0.0.1</text:span><text:span text:style-name="T4">.</text:span></text:p>
      <text:p text:style-name="P22">C'est un exemple parmis tant d'autres, le fonctionnement est identique lorsque vous utilisez votre navigateur.</text:p>
      <text:p text:style-name="P46"><text:tab/></text:p>
      <text:p text:style-name="P46"><text:tab/>De part cette manipulation du fichier hosts, on soulève une faille de sécurité : si une personne mal intentionnée a accès à votre fichier hosts et qu'il a les droits suffisants pour le modifier, il pourrait aisément dérouter le site de votre banque ou votre compte courriel afin que www.ma-banque.fr vous amène ailleurs que sur le réel serveur de votre banque ; sur un serveur pirate par exemple...</text:p>
      <text:p text:style-name="P22"/>
      <text:p text:style-name="P26"><text:span text:style-name="T15">[1]</text:span><text:span text:style-name="T4"> strace est un outil de déboguage sous Linux pour surveiller les appels système utilisés par un programme.</text:span></text:p>
      <text:p text:style-name="P17"><text:span text:style-name="T13">[2]</text:span><text:span text:style-name="T11"> ping est un outil permettant d'envoyer une requête ICMP 'Echo' d'une machine à une autre </text:span><text:soft-page-break/><text:span text:style-name="T11">machine.</text:span></text:p>
      <text:p text:style-name="P10"/>
      <text:p text:style-name="P10"/>
      <text:p text:style-name="P13">4. Conclusion</text:p>
      <text:p text:style-name="P10"/>
      <text:p text:style-name="P41"><text:span text:style-name="T4"><text:tab/></text:span><text:span text:style-name="T5">Le fichier hosts est une redoutable arme contre les sites à mauvaise réputation, il est simple et rapide de le modifier et les effets entrent directement en compte. C'est un moyen efficace dont tout le monde devrait avoir connaissance, que vous soyez administrateur système ou simple utilisateur.</text:span></text:p>
      <text:p text:style-name="P22"/>
      <text:p text:style-name="P43"><text:span text:style-name="T4"><text:tab/>Si vous voyez quelque chose à modifier ou des questions/suggestions, vous pouvez nous contacter par courriel à l'adresse suivante : </text:span><text:span text:style-name="T25">bobotig</text:span><text:span text:style-name="T4"> (@) </text:span><text:span text:style-name="T25">gmail</text:span><text:span text:style-name="T4"> (.) </text:span><text:span text:style-name="T25">com</text:span><text:span text:style-name="T4">.</text:span></text:p>
      <text:p text:style-name="P2"><text:span text:style-name="T27">Ou sur les forums d'AdZHosts : </text:span><text:a xlink:type="simple" xlink:href="http://adzhosts.free.fr/forum/"><text:span text:style-name="T27">http://adzhosts.free.fr/forum/</text:span></text:a><text:span text:style-name="T27">.</text:span></text:p>
      <text:p text:style-name="P22">De même, si certains termes sont trop techniques, n'hésitez pas à me le rappeler.</text:p>
      <text:p text:style-name="P10"/>
      <text:p text:style-name="P10"/>
      <text:p text:style-name="P10"/>
      <text:p text:style-name="P10"/>
      <text:p text:style-name="P13">5. Références</text:p>
      <text:p text:style-name="P10"/>
      <text:p text:style-name="P22">Par ordre alphabétique :</text:p>
      <text:p text:style-name="P22"/>
      <text:p text:style-name="P30"><text:a xlink:type="simple" xlink:href="http://fr.wikipedia.org/wiki/Domain_Name_Server"><text:span text:style-name="T27">http://fr.wikipedia.org/wiki/Domain_Name_Server</text:span></text:a></text:p>
      <text:p text:style-name="P30"><text:a xlink:type="simple" xlink:href="http://fr.wikipedia.org/wiki/Hosts"><text:span text:style-name="T27">http://fr.wikipedia.org/wiki/Hosts</text:span></text:a></text:p>
      <text:p text:style-name="P30"><text:a xlink:type="simple" xlink:href="http://fr.wikipedia.org/wiki/Ping_(logiciel"><text:span text:style-name="T27">http://fr.wikipedia.org/wiki/Ping_(logiciel</text:span></text:a><text:span text:style-name="T27">)</text:span></text:p>
      <text:p text:style-name="P30"><text:a xlink:type="simple" xlink:href="http://fr.wikipedia.org/wiki/Strace"><text:span text:style-name="T27">http://fr.wikipedia.org/wiki/Strace</text:span></text:a></text:p>
      <text:p text:style-name="P30"><text:a xlink:type="simple" xlink:href="http://lelogiciellibre.net/tutoriaux/fichier-hosts.php"><text:span text:style-name="T27">http://lelogiciellibre.net/tutoriaux/fichier-hosts.php</text:span></text:a></text:p>
      <text:p text:style-name="P30"><text:a xlink:type="simple" xlink:href="http://manpagesfr.free.fr/man/man5/hosts.5.html"><text:span text:style-name="T27">http://manpagesfr.free.fr/man/man5/hosts.5.html</text:span></text:a></text:p>
      <text:p text:style-name="P30"><text:a xlink:type="simple" xlink:href="http://rlwpx.free.fr/WPFF/hosts.htm"><text:span text:style-name="T27">http://rlwpx.free.fr/WPFF/hosts.htm</text:span></text:a></text:p>
      <text:p text:style-name="P32"><text:a xlink:type="simple" xlink:href="http://someonewhocares.org/hosts/"><text:span text:style-name="T29">http://someonewhocares.org/hosts/</text:span></text:a></text:p>
      <text:p text:style-name="P30"><text:a xlink:type="simple" xlink:href="http://www.adzhosts.com/"><text:span text:style-name="T27">http://www.adzhosts.com</text:span></text:a></text:p>
      <text:p text:style-name="P31"><text:a xlink:type="simple" xlink:href="http://www.figlet.org/"><text:span text:style-name="T27">http://www.figlet.org</text:span></text:a></text:p>
      <text:p text:style-name="P11"/>
      <text:p text:style-name="P11"/>
      <text:p text:style-name="P11"/>
      <text:p text:style-name="P11"/>
      <text:p text:style-name="P14"><text:span text:style-name="T34">6</text:span>. <text:span text:style-name="T35">Autres formats</text:span></text:p>
      <text:p text:style-name="P24"/>
      <text:p text:style-name="P20"><text:span text:style-name="T34"><text:tab/>HTML : </text:span><text:a xlink:type="simple" xlink:href="http://bobotig.fr/contenu/documents/hosts/hosts.html"><text:span text:style-name="T4">http://bobotig.fr/contenu/</text:span></text:a><text:a xlink:type="simple" xlink:href="http://bobotig.fr/contenu/documents/hosts/hosts.html"><text:span text:style-name="T34">documents/hosts/hosts.html</text:span></text:a></text:p>
      <text:p text:style-name="P20"><text:span text:style-name="T34"><text:tab/>Texte plain : </text:span><text:a xlink:type="simple" xlink:href="http://bobotig.fr/contenu/documents/hosts/hosts,txt"><text:span text:style-name="T4">http://bobotig.fr/contenu/</text:span></text:a><text:a xlink:type="simple" xlink:href="http://bobotig.fr/contenu/documents/hosts/hosts,txt"><text:span text:style-name="T34">documents/hosts/hosts.txt</text:span></text:a></text:p>
      <text:p text:style-name="P52"/>
      <text:p text:style-name="P10"/>
      <text:p text:style-name="P15"><text:span text:style-name="T34">7</text:span><text:span text:style-name="T4">. </text:span><text:span text:style-name="T9">Historique</text:span></text:p>
      <text:p text:style-name="P12"/>
      <text:p text:style-name="P8"><text:span text:style-name="T4"><text:tab/></text:span><text:span text:style-name="T5">[</text:span><text:span text:style-name="T8">10 octobre</text:span><text:span text:style-name="T5"> 2010]</text:span></text:p>
      <text:p text:style-name="P56">- <text:span text:style-name="T38">correction d'erreurs de grammaire</text:span></text:p>
      <text:p text:style-name="P9"><text:span text:style-name="T4"><text:tab/></text:span><text:span text:style-name="T5">[2</text:span><text:span text:style-name="T7">9</text:span><text:span text:style-name="T5"> août 2010]</text:span></text:p>
      <text:p text:style-name="P55">- <text:span text:style-name="T32">modification du site pris pour exemple (www.example.org)</text:span></text:p>
      <text:p text:style-name="P55">- <text:span text:style-name="T32">rectification de l'URL du site d'AdZHosts</text:span></text:p>
      <text:p text:style-name="P55">- <text:span text:style-name="T32">ajout des liens vers les autres formats disponibles</text:span></text:p>
      <text:p text:style-name="P55">- <text:span text:style-name="T32">correction de quelques phôttes daurthogràfe</text:span></text:p>
      <text:p text:style-name="P7"><text:span text:style-name="T4"><text:tab/></text:span><text:span text:style-name="T5">[28 août 2010]</text:span></text:p>
      <text:p text:style-name="P54">- version initiale</text:p>
      <text:p text:style-name="P22"/>
      <text:p text:style-name="P10"/>
      <text:p text:style-name="P4">$ F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DejaVu Sans Mono" svg:font-family="'DejaVu Sans Mono'" style:font-family-generic="modern" style:font-pitch="fixed"/>
    <style:font-face style:name="URW Chancery L" svg:font-family="'URW Chancery L'" style:font-pitch="variable"/>
    <style:font-face style:name="URW Palladio L" svg:font-family="'URW Palladio L'" style:font-pitch="variable"/>
    <style:font-face style:name="DejaVu Serif" svg:font-family="'DejaVu Serif'" style:font-family-generic="roman"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0.5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6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RW Chancery L"/>
    </style:style>
    <style:style style:name="MT1" style:family="text">
      <style:text-properties officeooo:rsid="0012306a"/>
    </style:style>
    <style:style style:name="MT2" style:family="text">
      <style:text-properties officeooo:rsid="0032f930"/>
    </style:style>
    <style:style style:name="MT3" style:family="text">
      <style:text-properties officeooo:rsid="001200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ocument </text:span><text:span text:style-name="MT2">libre de droits</text:span><text:span text:style-name="MT1">. <text:s text:c="148"/></text:span><text:span text:style-name="MT3">Page </text:span><text:page-number text:select-page="current">8</text:page-number> <text:span text:style-name="MT3">sur </text:span><text:span text:style-name="MT3"><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8T13:59:52</meta:creation-date>
    <dc:date>2010-10-10T10:49:37</dc:date>
    <meta:editing-duration>PT01H07M39S</meta:editing-duration>
    <meta:editing-cycles>46</meta:editing-cycles>
    <meta:generator>OpenOffice.org/3.2$Unix OpenOffice.org_project/320m19$Build-9505</meta:generator>
    <meta:document-statistic meta:table-count="0" meta:image-count="0" meta:object-count="0" meta:page-count="8" meta:paragraph-count="160" meta:word-count="1485" meta:character-count="10583"/>
  </office:meta>
</office:document-meta>
</file>